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" svg:font-family="Liberation" style:font-family-generic="roman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916in" text:list-level-position-and-space-mode="label-alignment">
          <style:list-level-label-alignment text:label-followed-by="listtab" fo:margin-left="0.5416in" fo:text-indent="-0.2916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family="paragraph">
      <style:paragraph-properties fo:margin-left="0.5in">
        <style:tab-stops/>
      </style:paragraph-properties>
    </style:style>
    <style:style style:name="P4" style:parent-style-name="Standard" style:list-style-name="LFO1" style:family="paragraph"/>
    <style:style style:name="P5" style:parent-style-name="Standard" style:family="paragraph">
      <style:paragraph-properties fo:margin-left="0.5416in">
        <style:tab-stops/>
      </style:paragraph-properties>
    </style:style>
    <style:style style:name="P6" style:parent-style-name="Standard" style:list-style-name="LFO1" style:family="paragraph"/>
    <style:style style:name="TableColumn8" style:family="table-column">
      <style:table-column-properties style:column-width="3.1201in"/>
    </style:style>
    <style:style style:name="TableColumn9" style:family="table-column">
      <style:table-column-properties style:column-width="3.0243in"/>
    </style:style>
    <style:style style:name="Table7" style:family="table">
      <style:table-properties style:width="6.1444in" fo:margin-left="0.5416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list-style-name="LFO2" style:family="paragraph"/>
    <style:style style:name="T16" style:parent-style-name="Policepardéfaut" style:family="text">
      <style:text-properties style:font-name="Liberation" style:font-name-complex="Calibri" style:font-weight-complex="bold" fo:color="#000000" style:language-complex="ar" style:country-complex="DZ"/>
    </style:style>
    <style:style style:name="P17" style:parent-style-name="Standard" style:list-style-name="LFO2" style:family="paragraph"/>
    <style:style style:name="T18" style:parent-style-name="Policepardéfaut" style:family="text">
      <style:text-properties style:font-name="Liberation" style:font-name-complex="Calibri" style:font-weight-complex="bold" fo:color="#000000" style:language-complex="ar" style:country-complex="DZ"/>
    </style:style>
    <style:style style:name="P19" style:parent-style-name="Standard" style:list-style-name="LFO2" style:family="paragraph"/>
    <style:style style:name="T20" style:parent-style-name="Policepardéfaut" style:family="text">
      <style:text-properties style:font-name="Liberation" style:font-name-complex="Calibri" style:font-weight-complex="bold" fo:color="#000000" style:language-complex="ar" style:country-complex="DZ"/>
    </style:style>
    <style:style style:name="P21" style:parent-style-name="Standard" style:list-style-name="LFO2" style:family="paragraph"/>
    <style:style style:name="T22" style:parent-style-name="Policepardéfaut" style:family="text">
      <style:text-properties style:font-name="Liberation" style:font-name-complex="Calibri" style:font-weight-complex="bold" fo:color="#000000" style:language-complex="ar" style:country-complex="DZ"/>
    </style:style>
    <style:style style:name="T23" style:parent-style-name="Policepardéfaut" style:family="text">
      <style:text-properties style:font-name="Liberation" style:font-name-complex="Calibri" style:font-weight-complex="bold" fo:color="#000000" style:language-complex="ar" style:country-complex="DZ"/>
    </style:style>
    <style:style style:name="P24" style:parent-style-name="Standard" style:list-style-name="LFO2" style:family="paragraph"/>
    <style:style style:name="T25" style:parent-style-name="Policepardéfaut" style:family="text">
      <style:text-properties style:font-name="Liberation" style:font-name-complex="Calibri" style:font-weight-complex="bold" fo:color="#000000" style:language-complex="ar" style:country-complex="DZ"/>
    </style:style>
    <style:style style:name="P26" style:parent-style-name="Standard" style:list-style-name="LFO2" style:family="paragraph"/>
    <style:style style:name="T27" style:parent-style-name="Policepardéfaut" style:family="text">
      <style:text-properties style:font-name="Liberation" style:font-name-complex="Calibri" style:font-weight-complex="bold" fo:color="#000000" style:language-complex="ar" style:country-complex="DZ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list-style-name="LFO3" style:family="paragraph">
      <style:paragraph-properties fo:text-align="justify"/>
    </style:style>
    <style:style style:name="P30" style:parent-style-name="Standard" style:list-style-name="LFO3" style:family="paragraph">
      <style:paragraph-properties fo:text-align="justify"/>
    </style:style>
    <style:style style:name="P31" style:parent-style-name="Standard" style:list-style-name="LFO3" style:family="paragraph">
      <style:paragraph-properties fo:text-align="justify"/>
    </style:style>
    <style:style style:name="P32" style:parent-style-name="Standard" style:family="paragraph">
      <style:paragraph-properties fo:margin-left="0.5416in">
        <style:tab-stops/>
      </style:paragraph-properties>
    </style:style>
    <style:style style:name="P33" style:parent-style-name="Standard" style:list-style-name="LFO1" style:family="paragraph"/>
    <style:style style:name="P34" style:parent-style-name="Standard" style:family="paragraph">
      <style:paragraph-properties fo:margin-left="0.5416in">
        <style:tab-stops/>
      </style:paragraph-properties>
      <style:text-properties fo:language="en" fo:country="US"/>
    </style:style>
    <style:style style:name="P35" style:parent-style-name="Standard" style:family="paragraph">
      <style:paragraph-properties fo:margin-left="0.5416in">
        <style:tab-stops/>
      </style:paragraph-properties>
    </style:style>
    <style:style style:name="P36" style:parent-style-name="Standard" style:family="paragraph">
      <style:paragraph-properties fo:margin-left="0.5416in">
        <style:tab-stops/>
      </style:paragraph-properties>
    </style:style>
    <style:style style:name="P37" style:parent-style-name="Standard" style:family="paragraph">
      <style:paragraph-properties fo:margin-left="0.5416in">
        <style:tab-stops/>
      </style:paragraph-properties>
    </style:style>
    <style:style style:name="P38" style:parent-style-name="Standard" style:list-style-name="LFO1" style:family="paragraph"/>
    <style:style style:name="P39" style:parent-style-name="Standard" style:family="paragraph">
      <style:paragraph-properties fo:margin-left="0.5416in">
        <style:tab-stops/>
      </style:paragraph-properties>
    </style:style>
    <style:style style:name="P40" style:parent-style-name="Standard" style:list-style-name="LFO1" style:family="paragraph"/>
    <style:style style:name="P41" style:parent-style-name="Standard" style:family="paragraph">
      <style:paragraph-properties fo:margin-left="0.5416in">
        <style:tab-stops/>
      </style:paragraph-properties>
    </style:style>
    <style:style style:name="T42" style:parent-style-name="Policepardéfaut" style:family="text">
      <style:text-properties fo:font-weight="bold" style:font-weight-asian="bold"/>
    </style:style>
    <style:style style:name="T43" style:parent-style-name="Policepardéfaut" style:family="text">
      <style:text-properties fo:font-weight="bold" style:font-weight-asian="bold"/>
    </style:style>
    <style:style style:name="T44" style:parent-style-name="Policepardéfaut" style:family="text">
      <style:text-properties fo:font-weight="bold" style:font-weight-asian="bold"/>
    </style:style>
    <style:style style:name="T45" style:parent-style-name="Policepardéfaut" style:family="text">
      <style:text-properties fo:font-weight="bold" style:font-weight-asian="bold"/>
    </style:style>
    <style:style style:name="T46" style:parent-style-name="Policepardéfaut" style:family="text">
      <style:text-properties fo:font-weight="bold" style:font-weight-asian="bold"/>
    </style:style>
    <style:style style:name="T47" style:parent-style-name="Policepardéfaut" style:family="text">
      <style:text-properties fo:font-weight="bold" style:font-weight-asian="bold"/>
    </style:style>
    <style:style style:name="T48" style:parent-style-name="Policepardéfaut" style:family="text">
      <style:text-properties fo:font-weight="bold" style:font-weight-asian="bold"/>
    </style:style>
    <style:style style:name="T49" style:parent-style-name="Policepardéfaut" style:family="text">
      <style:text-properties fo:font-weight="bold" style:font-weight-asian="bold"/>
    </style:style>
    <style:style style:name="T50" style:parent-style-name="Policepardéfaut" style:family="text">
      <style:text-properties fo:font-weight="bold" style:font-weight-asian="bold"/>
    </style:style>
    <style:style style:name="T51" style:parent-style-name="Policepardéfaut" style:family="text">
      <style:text-properties fo:font-weight="bold" style:font-weight-asian="bold"/>
    </style:style>
    <style:style style:name="T52" style:parent-style-name="Policepardéfaut" style:family="text">
      <style:text-properties fo:font-weight="bold" style:font-weight-asian="bold"/>
    </style:style>
    <style:style style:name="T53" style:parent-style-name="Policepardéfaut" style:family="text">
      <style:text-properties fo:font-weight="bold" style:font-weight-asian="bold"/>
    </style:style>
    <style:style style:name="T54" style:parent-style-name="Policepardéfaut" style:family="text">
      <style:text-properties fo:font-weight="bold" style:font-weight-asian="bold"/>
    </style:style>
    <style:style style:name="T55" style:parent-style-name="Policepardéfaut" style:family="text">
      <style:text-properties fo:font-weight="bold" style:font-weight-asian="bold"/>
    </style:style>
    <style:style style:name="T56" style:parent-style-name="Policepardéfaut" style:family="text">
      <style:text-properties fo:font-weight="bold" style:font-weight-asian="bold"/>
    </style:style>
  </office:automatic-styles>
  <office:body>
    <office:text text:use-soft-page-breaks="true">
      <text:p text:style-name="P1">Spécification des besoins</text:p>
      <text:p text:style-name="Standard"/>
      <text:list text:style-name="LFO1" text:continue-numbering="true">
        <text:list-item>
          <text:p text:style-name="P2">Introduction</text:p>
        </text:list-item>
      </text:list>
      <text:p text:style-name="P3">Ce document consiste une base pour les spécifications des besoins de l’application de gestion des élections présidentielles au Tchad : cas de<text:s/>l’ANGE.</text:p>
      <text:list text:style-name="LFO1" text:continue-numbering="true">
        <text:list-item>
          <text:list>
            <text:list-item>
              <text:p text:style-name="P4">But du document</text:p>
            </text:list-item>
          </text:list>
        </text:list-item>
      </text:list>
      <text:p text:style-name="P5">Ce document permet de spécifier chaque besoin énuméré dans le document d’analyse des besoins dans le cadre du projet pour la gestion des gestions des élections présidentielles au Tchad.</text:p>
      <text:list text:style-name="LFO1" text:continue-numbering="true">
        <text:list-item>
          <text:list>
            <text:list-item>
              <text:p text:style-name="P6">Portée de l’application : ce qu’elle fait et ne fait pas</text:p>
            </text:list-item>
          </text:list>
        </text:list-item>
      </text:list>
      <table:table table:style-name="Table7">
        <table:table-columns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Standard">Ce qu’elle fait</text:p>
          </table:table-cell>
          <table:table-cell table:style-name="TableCell12">
            <text:p text:style-name="Standard">Ce qu’elle ne fait pas</text:p>
          </table:table-cell>
        </table:table-row>
        <table:table-row table:style-name="TableRow13">
          <table:table-cell table:style-name="TableCell14">
            <text:list text:style-name="LFO2" text:continue-numbering="true">
              <text:list-item>
                <text:p text:style-name="P15"><text:span text:style-name="T16">L’application fonctionne avec internet</text:span></text:p>
              </text:list-item>
              <text:list-item>
                <text:p text:style-name="P17"><text:span text:style-name="T18">L’utilisateur scanne un PV et le soumet, le système récupère le nombre de voix pour chaque candidat<text:s/></text:span></text:p>
              </text:list-item>
              <text:list-item>
                <text:p text:style-name="P19"><text:span text:style-name="T20">Le résultat doit être donné en live (instantanément)</text:span></text:p>
              </text:list-item>
              <text:list-item>
                <text:p text:style-name="P21"><text:span text:style-name="T22">La<text:s/></text:span><text:span text:style-name="T23">soumission des PV doit être bloquée 3 jours après les élections (sauf par l’administrateur principal)</text:span></text:p>
              </text:list-item>
              <text:list-item>
                <text:p text:style-name="P24"><text:span text:style-name="T25">Il faut avoir un compte pour utiliser l’application</text:span></text:p>
              </text:list-item>
              <text:list-item>
                <text:p text:style-name="P26"><text:span text:style-name="T27">Seul l’administrateur principal peut créer des comptes utilisateur<text:s/></text:span></text:p>
              </text:list-item>
            </text:list>
            <text:p text:style-name="Standard"/>
          </table:table-cell>
          <table:table-cell table:style-name="TableCell28">
            <text:list text:style-name="LFO3" text:continue-numbering="true">
              <text:list-item>
                <text:p text:style-name="P29">Autorisé les candidats à voter</text:p>
              </text:list-item>
              <text:list-item>
                <text:p text:style-name="P30">Le<text:s/>chef de bureau à changer le mot de passe</text:p>
              </text:list-item>
              <text:list-item>
                <text:p text:style-name="P31">Chaque chef de bureau ne voit que ses autres résultats des votes des autres</text:p>
              </text:list-item>
            </text:list>
          </table:table-cell>
        </table:table-row>
      </table:table>
      <text:p text:style-name="P32"/>
      <text:list text:style-name="LFO1" text:continue-numbering="true">
        <text:list-item>
          <text:list>
            <text:list-item>
              <text:p text:style-name="P33">Définitions, acronymes et abréviations (vocabulaire du projet)</text:p>
            </text:list-item>
          </text:list>
        </text:list-item>
      </text:list>
      <text:p text:style-name="P34">CRUD : (Create, Read, Update, Delete)</text:p>
      <text:p text:style-name="P35">UML : Unified Moleling, Language<text:s/>(langage de modélisation)</text:p>
      <text:p text:style-name="P36">ANGE : Agence National pour la Gestions de Élections<text:s/></text:p>
      <text:p text:style-name="P37">PV : Procès-Verbal</text:p>
      <text:list text:style-name="LFO1" text:continue-numbering="true">
        <text:list-item>
          <text:list>
            <text:list-item>
              <text:p text:style-name="P38">Références (documents utilisés)</text:p>
            </text:list-item>
          </text:list>
        </text:list-item>
      </text:list>
      <text:p text:style-name="P39">Document d’analyse des besoins</text:p>
      <text:list text:style-name="LFO1" text:continue-numbering="true">
        <text:list-item>
          <text:list>
            <text:list-item>
              <text:p text:style-name="P40">Vue d’ensemble du document</text:p>
            </text:list-item>
          </text:list>
        </text:list-item>
      </text:list>
      <text:p text:style-name="P41">Document de référence pour la spécification des besoins du projet gestion des élections présidentielles au Tchad</text:p>
      <text:p text:style-name="Standard">2. Description générale</text:p>
      <text:p text:style-name="Standard">2.1. Perspective de l’application</text:p>
      <text:p text:style-name="Standard">Possibilité de permettre aux candidats de voter (dans un bureau de vote)</text:p>
      <text:p text:style-name="Standard">Possibilité de permettre à tout le monde de voir le résultat en direct.</text:p>
      <text:p text:style-name="Standard">Caractéristiques : autonome mais faut avoir accès à l’Internet pour utiliser ça.</text:p>
      <text:p text:style-name="Standard">2.2. Fonctions de l’application</text:p>
      <text:p text:style-name="Standard"><text:s/>- <text:s text:c="2"/>Gérer les<text:s/><text:span text:style-name="T42">comptes de l’application</text:span><text:s/></text:p>
      <text:p text:style-name="Standard"><text:s/>- <text:s text:c="2"/>Gérer les<text:s/><text:span text:style-name="T43">comptes d’utilisateurs</text:span><text:s/>(y compris les chefs du bureau)</text:p>
      <text:p text:style-name="Standard"><text:s/>- <text:s text:c="2"/>Gérer les<text:s/><text:span text:style-name="T44">candidats</text:span><text:s/>(y compris les<text:s/>partis)</text:p>
      <text:p text:style-name="Standard"><text:s/>- <text:s text:c="2"/>Gérer les<text:s/><text:span text:style-name="T45">électeurs</text:span><text:s/>(y compris les cartes d’électeur)</text:p>
      <text:p text:style-name="Standard"><text:s/>- <text:s text:c="2"/>Gérer<text:s/><text:span text:style-name="T46">Pvs</text:span><text:s/>(y compris les votes)</text:p>
      <text:p text:style-name="Standard"><text:s/>- <text:s text:c="2"/>Gérer<text:s/><text:span text:style-name="T47">Profils d’utilisateur</text:span><text:s/>(y compris les rôles)</text:p>
      <text:p text:style-name="Standard"><text:s/>- <text:s text:c="2"/>Gérer les<text:s/><text:span text:style-name="T48">bureaux de vote</text:span></text:p>
      <text:soft-page-break/>
      <text:p text:style-name="Standard"><text:s/>- <text:s/>Gérer<text:s/><text:span text:style-name="T49">Provinces</text:span><text:s/></text:p>
      <text:p text:style-name="Standard"><text:s/>- <text:s/>Gérer<text:s/><text:span text:style-name="T50">Département</text:span><text:s/></text:p>
      <text:p text:style-name="Standard"><text:s/>- <text:s/>Gérer<text:s/><text:span text:style-name="T51">Communes</text:span><text:s/></text:p>
      <text:p text:style-name="Standard"><text:s/>- <text:s/>Gérer<text:s/><text:span text:style-name="T52">Arrondissements</text:span><text:s/>(ou villages)</text:p>
      <text:p text:style-name="Standard"><text:s/>- <text:s/>Gérer<text:s/><text:span text:style-name="T53">quartier</text:span><text:s/></text:p>
      <text:p text:style-name="Standard"><text:s/>- <text:s/>Gérer les<text:s/><text:span text:style-name="T54">élections</text:span></text:p>
      <text:p text:style-name="Standard">- <text:s/>Gérer les<text:s/><text:span text:style-name="T55">Tours</text:span><text:s/></text:p>
      <text:p text:style-name="Standard"><text:s/>- <text:s/>Gérer les<text:s/><text:span text:style-name="T56">résultats</text:span></text:p>
      <text:p text:style-name="Standard">2.3. Caractéristiques de l’utilisateur</text:p>
      <text:p text:style-name="Standard">Chef de bureau : connaissances en informatique, avoir au moins le bac</text:p>
      <text:p text:style-name="Standard">L’administrateur<text:s/>principal : connaissance en informatique, expérimenté en gestion des élections<text:s/></text:p>
      <text:p text:style-name="Standard">2.4. Contraintes</text:p>
      <text:p text:style-name="Standard"><text:s/>Disponibilités de : Internet, Électricité, Sécurité, Machine performante, Environnement favorable, Ressources financières.</text:p>
      <text:p text:style-name="Standard">2.5. Hypothèses et dépendances</text:p>
      <text:p text:style-name="Standard"><text:s/>Linux (Debian ou<text:s/>ubuntu), Un server pour les tests, Projecteur pour éventuellement les formations ou présentation.</text:p>
      <text:p text:style-name="Standard">3. Besoins spécifiques</text:p>
      <text:p text:style-name="Standard">Interfaces externes, modes de fonctionnement, gestion des données, conformité à des standards, exigences qualitatives, etc.</text:p>
      <text:p text:style-name="Standard">4. Annexes (par exemple, les modèles construits pour la compréhension du domaine, des processus et de l’application).</text:p>
      <text:p text:style-name="Standard">5. Table des matières</text:p>
      <text:p text:style-name="Standard">6. Index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" svg:font-family="Liberation" style:font-family-generic="roman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4" style:family="text">
      <style:text-properties style:font-name="Liberation Serif" style:font-name-asian="Noto Serif CJK SC" style:font-name-complex="FreeSan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916in" text:list-level-position-and-space-mode="label-alignment">
          <style:list-level-label-alignment text:label-followed-by="listtab" fo:margin-left="0.5416in" fo:text-indent="-0.2916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bakar silet</dc:creator>
    <meta:creation-date>2024-05-29T05:49:00Z</meta:creation-date>
    <dc:date>2024-06-07T18:48:00Z</dc:date>
    <meta:template xlink:href="Normal.dotm" xlink:type="simple"/>
    <meta:editing-cycles>10</meta:editing-cycles>
    <meta:editing-duration>PT5160S</meta:editing-duration>
    <meta:document-statistic meta:page-count="2" meta:paragraph-count="6" meta:word-count="482" meta:character-count="3130" meta:row-count="22" meta:non-whitespace-character-count="2654"/>
  </office:meta>
</office:document-meta>
</file>